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e9dcc" officeooo:paragraph-rsid="001e9dcc"/>
    </style:style>
    <style:style style:name="P2" style:family="paragraph" style:parent-style-name="Standard">
      <style:text-properties style:font-name="Times New Roman" officeooo:rsid="001e9dcc" officeooo:paragraph-rsid="001ed5cb"/>
    </style:style>
    <style:style style:name="P3" style:family="paragraph" style:parent-style-name="Standard">
      <style:text-properties style:font-name="Times New Roman" officeooo:rsid="001e9dcc" officeooo:paragraph-rsid="0020b512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officeooo:rsid="001e9dcc" officeooo:paragraph-rsid="001e9dcc" style:font-size-asian="16pt" style:font-size-complex="16pt"/>
    </style:style>
    <style:style style:name="P5" style:family="paragraph" style:parent-style-name="Standard">
      <style:text-properties style:font-name="Times New Roman" fo:font-weight="bold" officeooo:rsid="001e9dcc" officeooo:paragraph-rsid="001e9dcc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ed5cb" officeooo:paragraph-rsid="001ed5cb" style:font-weight-asian="bold" style:font-weight-complex="bold"/>
    </style:style>
    <style:style style:name="P7" style:family="paragraph" style:parent-style-name="Standard">
      <style:text-properties style:font-name="Times New Roman" officeooo:rsid="001ed5cb" officeooo:paragraph-rsid="001ed5cb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officeooo:rsid="001e9dcc" officeooo:paragraph-rsid="001e9dcc" style:font-size-asian="12pt" style:font-size-complex="12pt"/>
    </style:style>
    <style:style style:name="P10" style:family="paragraph" style:parent-style-name="Standard">
      <style:text-properties style:font-name="Times New Roman" fo:font-size="12pt" officeooo:paragraph-rsid="001ed5cb" style:font-size-asian="12pt" style:font-size-complex="12pt"/>
    </style:style>
    <style:style style:name="P11" style:family="paragraph" style:parent-style-name="Standard">
      <style:text-properties officeooo:paragraph-rsid="001e9dcc"/>
    </style:style>
    <style:style style:name="P12" style:family="paragraph" style:parent-style-name="Standard">
      <style:text-properties fo:color="#ff0000" style:font-name="Times New Roman" fo:font-size="12pt" fo:font-style="normal" fo:font-weight="bold" officeooo:rsid="001e9dcc" officeooo:paragraph-rsid="001e9dcc" style:font-size-asian="12pt" style:font-style-asian="normal" style:font-weight-asian="bold" style:font-size-complex="12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a9c6d0"/>
      <style:paragraph-properties fo:text-align="center"/>
      <style:text-properties style:font-name="Times New Roman" fo:font-size="14pt" style:font-size-asian="14pt" style:font-size-complex="14pt"/>
    </style:style>
    <style:style style:name="P15" style:family="paragraph">
      <loext:graphic-properties draw:fill="none" draw:fill-color="#a9c6d0"/>
      <style:paragraph-properties fo:text-align="center"/>
      <style:text-properties style:font-name="Times New Roman" fo:font-size="14pt" style:font-size-asian="14pt" style:font-size-complex="14pt"/>
    </style:style>
    <style:style style:name="P16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text-properties fo:color="#ff0000" style:font-name="Times New Roman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d5c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officeooo:rsid="001e9dcc"/>
    </style:style>
    <style:style style:name="T5" style:family="text">
      <style:text-properties style:font-name="Times New Roman" fo:font-weight="bold" officeooo:rsid="001e9dcc" style:font-weight-asian="bold" style:font-weight-complex="bold"/>
    </style:style>
    <style:style style:name="T6" style:family="text">
      <style:text-properties style:font-name="Times New Roman" fo:font-style="italic" officeooo:rsid="001e9dcc" style:font-style-asian="italic" style:font-style-complex="italic"/>
    </style:style>
    <style:style style:name="T7" style:family="text">
      <style:text-properties style:font-name="Times New Roman" fo:font-style="italic" officeooo:rsid="0021ecd7" style:font-style-asian="italic" style:font-style-complex="italic"/>
    </style:style>
    <style:style style:name="T8" style:family="text">
      <style:text-properties style:font-name="Times New Roman" fo:font-style="italic" style:text-underline-style="solid" style:text-underline-width="auto" style:text-underline-color="font-color" officeooo:rsid="0020b512" style:font-style-asian="italic" style:font-style-complex="italic"/>
    </style:style>
    <style:style style:name="T9" style:family="text">
      <style:text-properties style:font-name="Times New Roman" fo:font-style="italic" style:text-underline-style="none" officeooo:rsid="0020b512" style:font-style-asian="italic" style:font-style-complex="italic"/>
    </style:style>
    <style:style style:name="T10" style:family="text">
      <style:text-properties style:font-name="Times New Roman" fo:font-style="normal" style:text-underline-style="none" officeooo:rsid="0020b512" style:font-style-asian="normal" style:font-style-complex="normal"/>
    </style:style>
    <style:style style:name="T11" style:family="text">
      <style:text-properties fo:color="#ff0000" fo:font-style="normal" fo:font-weight="normal" style:font-style-asian="normal" style:font-weight-asian="normal"/>
    </style:style>
    <style:style style:name="T12" style:family="text">
      <style:text-properties fo:color="#ff0000" fo:font-style="normal" fo:font-weight="bold" style:font-style-asian="normal" style:font-weight-asian="bold" style:font-weight-complex="bold"/>
    </style:style>
    <style:style style:name="T13" style:family="text">
      <style:text-properties fo:color="#ff0000" fo:font-style="normal" fo:font-weight="bold" officeooo:rsid="002042cf" style:font-style-asian="normal" style:font-weight-asian="bold" style:font-weight-complex="bold"/>
    </style:style>
    <style:style style:name="T14" style:family="text">
      <style:text-properties fo:font-style="normal" fo:font-weight="normal" style:font-style-asian="normal" style:font-weight-asian="normal"/>
    </style:style>
    <style:style style:name="T15" style:family="text">
      <style:text-properties officeooo:rsid="001ed5cb"/>
    </style:style>
    <style:style style:name="T16" style:family="text">
      <style:text-properties fo:font-weight="normal" officeooo:rsid="001ed5cb" style:font-weight-asian="normal" style:font-weight-complex="normal"/>
    </style:style>
    <style:style style:name="T17" style:family="text">
      <style:text-properties style:font-name="Times New Roman1" fo:font-weight="bold" officeooo:rsid="0020b512" style:font-weight-asian="bold" style:font-name-complex="Times New Roman1" style:font-weight-complex="bold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ff0000" style:font-name="Times New Roman" fo:font-size="14pt" style:font-size-asian="14pt" style:font-size-complex="14pt"/>
    </style:style>
    <style:style style:name="gr1" style:family="graphic">
      <style:graphic-properties draw:stroke="solid" svg:stroke-width="0cm" svg:stroke-color="#000000" draw:marker-start-width="0.349cm" draw:marker-end-width="0.349cm" draw:fill="solid" draw:fill-color="#a9c6d0" fo:min-height="1.71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49cm" draw:marker-end-width="0.349cm" draw:fill="none" draw:fill-color="#a9c6d0" fo:min-height="1.71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-width="0.508cm" draw:marker-end="Arrow" draw:marker-end-width="0.3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Custom_20_Dashed" svg:stroke-width="0.049cm" svg:stroke-color="#000000" draw:marker-start-width="0.494cm" draw:marker-end="Arrow" draw:marker-end-width="0.3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00" draw:marker-start-width="0.494cm" draw:marker-end="Arrow" draw:marker-end-width="0.3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000000" draw:marker-start-width="0.494cm" draw:marker-end="Arrow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0" draw:name="Shape2" draw:style-name="gr1" draw:text-style-name="P14" svg:width="5.056cm" svg:height="2.11cm" svg:x="2.935cm" svg:y="21.708cm"><draw:text-box><text:p text:style-name="P13"><text:span text:style-name="T18">“</text:span><text:span text:style-name="T18">ot</text:span><text:span text:style-name="T18">he</text:span><text:span text:style-name="T18">r” </text:span><text:span text:style-name="T18">o</text:span><text:span text:style-name="T18">w</text:span><text:span text:style-name="T18">ns </text:span><text:span text:style-name="T18">se</text:span><text:span text:style-name="T18">le</text:span><text:span text:style-name="T18">cti</text:span><text:span text:style-name="T18">o</text:span><text:span text:style-name="T18">n</text:span></text:p><text:p text:style-name="P13"><text:span text:style-name="T18">$</text:span><text:span text:style-name="T18">w </text:span><text:span text:style-name="T18">se</text:span><text:span text:style-name="T18">l </text:span><text:span text:style-name="T18">is </text:span><text:span text:style-name="T18">n</text:span><text:span text:style-name="T18">o</text:span><text:span text:style-name="T18">n-</text:span><text:span text:style-name="T18">e</text:span><text:span text:style-name="T18">m</text:span><text:span text:style-name="T18">pt</text:span><text:span text:style-name="T18">y</text:span></text:p><text:p text:style-name="P13"><text:span text:style-name="T18">T</text:span><text:span text:style-name="T18">R</text:span><text:span text:style-name="T18">A</text:span><text:span text:style-name="T18">N</text:span><text:span text:style-name="T18">SI</text:span><text:span text:style-name="T18">E</text:span><text:span text:style-name="T18">N</text:span><text:span text:style-name="T18">T</text:span></text:p></draw:text-box></draw:frame><draw:frame text:anchor-type="paragraph" draw:z-index="1" draw:name="Shape2" draw:style-name="gr2" draw:text-style-name="P15" svg:width="5.056cm" svg:height="2.11cm" svg:x="9.841cm" svg:y="21.708cm"><draw:text-box><text:p text:style-name="P13"><text:span text:style-name="T18">“</text:span><text:span text:style-name="T18">ot</text:span><text:span text:style-name="T18">he</text:span><text:span text:style-name="T18">r” </text:span><text:span text:style-name="T18">o</text:span><text:span text:style-name="T18">w</text:span><text:span text:style-name="T18">ns </text:span><text:span text:style-name="T18">se</text:span><text:span text:style-name="T18">le</text:span><text:span text:style-name="T18">cti</text:span><text:span text:style-name="T18">o</text:span><text:span text:style-name="T18">n</text:span></text:p><text:p text:style-name="P13"><text:span text:style-name="T18">$</text:span><text:span text:style-name="T18">w </text:span><text:span text:style-name="T18">se</text:span><text:span text:style-name="T18">l </text:span><text:span text:style-name="T18">is </text:span><text:span text:style-name="T18">e</text:span><text:span text:style-name="T18">m</text:span><text:span text:style-name="T18">pt</text:span><text:span text:style-name="T18">y</text:span></text:p><text:p text:style-name="P13"><text:span text:style-name="T18"/></text:p></draw:text-box></draw:frame><draw:frame text:anchor-type="paragraph" draw:z-index="2" draw:name="Shape2" draw:style-name="gr1" draw:text-style-name="P14" svg:width="5.056cm" svg:height="2.11cm" svg:x="15.212cm" svg:y="25.254cm"><draw:text-box><text:p text:style-name="P13"><text:span text:style-name="T18">P</text:span><text:span text:style-name="T18">S </text:span><text:span text:style-name="T18">o</text:span><text:span text:style-name="T18">w</text:span><text:span text:style-name="T18">ns </text:span><text:span text:style-name="T18">se</text:span><text:span text:style-name="T18">le</text:span><text:span text:style-name="T18">cti</text:span><text:span text:style-name="T18">o</text:span><text:span text:style-name="T18">n</text:span></text:p><text:p text:style-name="P13"><text:span text:style-name="T18">$</text:span><text:span text:style-name="T18">w </text:span><text:span text:style-name="T18">se</text:span><text:span text:style-name="T18">l </text:span><text:span text:style-name="T18">is </text:span><text:span text:style-name="T18">n</text:span><text:span text:style-name="T18">o</text:span><text:span text:style-name="T18">n-</text:span><text:span text:style-name="T18">e</text:span><text:span text:style-name="T18">m</text:span><text:span text:style-name="T18">pt</text:span><text:span text:style-name="T18">y</text:span></text:p><text:p text:style-name="P13"><text:span text:style-name="T18">T</text:span><text:span text:style-name="T18">R</text:span><text:span text:style-name="T18">A</text:span><text:span text:style-name="T18">N</text:span><text:span text:style-name="T18">SI</text:span><text:span text:style-name="T18">E</text:span><text:span text:style-name="T18">N</text:span><text:span text:style-name="T18">T</text:span></text:p></draw:text-box></draw:frame><draw:frame text:anchor-type="paragraph" draw:z-index="3" draw:name="Shape2" draw:style-name="gr2" draw:text-style-name="P15" svg:width="5.056cm" svg:height="2.11cm" svg:x="22.049cm" svg:y="25.254cm"><draw:text-box><text:p text:style-name="P13"><text:span text:style-name="T18">P</text:span><text:span text:style-name="T18">S </text:span><text:span text:style-name="T18">o</text:span><text:span text:style-name="T18">w</text:span><text:span text:style-name="T18">ns </text:span><text:span text:style-name="T18">se</text:span><text:span text:style-name="T18">le</text:span><text:span text:style-name="T18">cti</text:span><text:span text:style-name="T18">o</text:span><text:span text:style-name="T18">n</text:span></text:p><text:p text:style-name="P13"><text:span text:style-name="T18">$</text:span><text:span text:style-name="T18">w </text:span><text:span text:style-name="T18">se</text:span><text:span text:style-name="T18">l </text:span><text:span text:style-name="T18">is </text:span><text:span text:style-name="T18">e</text:span><text:span text:style-name="T18">m</text:span><text:span text:style-name="T18">pt</text:span><text:span text:style-name="T18">y</text:span></text:p><text:p text:style-name="P13"><text:span text:style-name="T18"/></text:p></draw:text-box></draw:frame><draw:frame text:anchor-type="paragraph" draw:z-index="4" draw:name="Shape2" draw:style-name="gr1" draw:text-style-name="P14" svg:width="5.056cm" svg:height="2.11cm" svg:x="10.74cm" svg:y="17.422cm"><draw:text-box><text:p text:style-name="P13"><text:span text:style-name="T18">$</text:span><text:span text:style-name="T18">w </text:span><text:span text:style-name="T18">o</text:span><text:span text:style-name="T18">w</text:span><text:span text:style-name="T18">ns </text:span><text:span text:style-name="T18">se</text:span><text:span text:style-name="T18">le</text:span><text:span text:style-name="T18">cti</text:span><text:span text:style-name="T18">o</text:span><text:span text:style-name="T18">n</text:span></text:p><text:p text:style-name="P13"><text:span text:style-name="T18">$</text:span><text:span text:style-name="T18">w </text:span><text:span text:style-name="T18">se</text:span><text:span text:style-name="T18">l </text:span><text:span text:style-name="T18">is </text:span><text:span text:style-name="T18">n</text:span><text:span text:style-name="T18">o</text:span><text:span text:style-name="T18">n-</text:span><text:span text:style-name="T18">e</text:span><text:span text:style-name="T18">m</text:span><text:span text:style-name="T18">pt</text:span><text:span text:style-name="T18">y</text:span></text:p><text:p text:style-name="P13"><text:span text:style-name="T18"/></text:p></draw:text-box></draw:frame><draw:frame text:anchor-type="paragraph" draw:z-index="5" draw:name="Shape2" draw:style-name="gr2" draw:text-style-name="P15" svg:width="5.054cm" svg:height="2.11cm" svg:x="19.366cm" svg:y="17.475cm"><draw:text-box><text:p text:style-name="P13"><text:span text:style-name="T18">$w owns </text:span><text:span text:style-name="T18">selection</text:span></text:p><text:p text:style-name="P13"><text:span text:style-name="T18">$w sel is empty</text:span></text:p><text:p text:style-name="P13"><text:span text:style-name="T18">TRANSIENT</text:span></text:p></draw:text-box></draw:frame><draw:frame text:anchor-type="paragraph" draw:z-index="6" draw:name="Shape3" draw:style-name="gr3" draw:text-style-name="P16" svg:width="4.287cm" svg:height="1.959cm" svg:x="-1.478cm" svg:y="17.554cm"><draw:text-box><text:p><text:span text:style-name="T18">$w, a widget that uses </text:span><text:span text:style-name="T18">module </text:span><text:span text:style-name="T18">persistentSelection:</text:span></text:p></draw:text-box></draw:frame><draw:frame text:anchor-type="paragraph" draw:z-index="8" draw:name="Shape3" draw:style-name="gr5" draw:text-style-name="P16" svg:width="3.255cm" svg:height="1.142cm" svg:x="-1.663cm" svg:y="22.132cm"><draw:text-box><text:p><text:span text:style-name="T18">“</text:span><text:span text:style-name="T18">ot</text:span><text:span text:style-name="T18">he</text:span><text:span text:style-name="T18">r” </text:span><text:span text:style-name="T18">- </text:span><text:span text:style-name="T18">ne</text:span><text:span text:style-name="T18">ith</text:span><text:span text:style-name="T18">er </text:span><text:span text:style-name="T18">$</text:span><text:span text:style-name="T18">w </text:span><text:span text:style-name="T18">n</text:span><text:span text:style-name="T18">or </text:span><text:span text:style-name="T18">P</text:span><text:span text:style-name="T18">S:</text:span></text:p></draw:text-box></draw:frame><draw:frame text:anchor-type="paragraph" draw:z-index="9" draw:name="Shape3" draw:style-name="gr3" draw:text-style-name="P16" svg:width="4.472cm" svg:height="1.959cm" svg:x="-1.61cm" svg:y="25.333cm"><draw:text-box><text:p><text:span text:style-name="T18">P</text:span><text:span text:style-name="T18">S, </text:span><text:span text:style-name="T18">th</text:span><text:span text:style-name="T18">e</text:span></text:p><text:p><text:span text:style-name="T18">“</text:span><text:span text:style-name="T18">pe</text:span><text:span text:style-name="T18">rsi</text:span><text:span text:style-name="T18">st</text:span><text:span text:style-name="T18">en</text:span><text:span text:style-name="T18">t </text:span><text:span text:style-name="T18">se</text:span><text:span text:style-name="T18">le</text:span><text:span text:style-name="T18">cti</text:span><text:span text:style-name="T18">o</text:span><text:span text:style-name="T18">n”</text:span></text:p><text:p><text:span text:style-name="T18">st</text:span><text:span text:style-name="T18">or</text:span><text:span text:style-name="T18">e:</text:span></text:p></draw:text-box></draw:frame><draw:path text:anchor-type="paragraph" draw:z-index="10" draw:name="Shape5" draw:style-name="gr6" draw:text-style-name="P13" svg:width="2.595cm" svg:height="2.387cm" draw:transform="skewX (0.259355926846357) rotate (1.26606183939669) translate (12.2272777777778cm 17.4219305555556cm)" svg:viewBox="0 0 2596 2388" svg:d="M0 0c4849 2 1419 2388 1419 2388"><text:p/></draw:path><draw:path text:anchor-type="paragraph" draw:z-index="11" draw:name="Shape1" draw:style-name="gr7" draw:text-style-name="P13" svg:width="9.472cm" svg:height="9.007cm" draw:transform="rotate (-2.647315409425) translate (24.0541527862416cm 27.3632083490393cm)" svg:viewBox="0 0 9473 9008" svg:d="M0 0c11782 0 9242 9008 9242 9008"><text:p/></draw:path><draw:line text:anchor-type="paragraph" draw:z-index="12" draw:name="Shape4" draw:style-name="gr8" draw:text-style-name="P13" svg:x1="15.796cm" svg:y1="18.48cm" svg:x2="19.366cm" svg:y2="18.48cm"><text:p/></draw:line><draw:line text:anchor-type="paragraph" draw:z-index="13" draw:name="Shape6" draw:style-name="gr9" draw:text-style-name="P13" svg:x1="22.049cm" svg:y1="26.285cm" svg:x2="20.267cm" svg:y2="26.285cm"><text:p/></draw:line><draw:line text:anchor-type="paragraph" draw:z-index="14" draw:name="Shape6" draw:style-name="gr9" draw:text-style-name="P13" svg:x1="9.772cm" svg:y1="22.819cm" svg:x2="7.99cm" svg:y2="22.819cm"><text:p/></draw:line><draw:line text:anchor-type="paragraph" draw:z-index="15" draw:name="Shape7" draw:style-name="gr9" draw:text-style-name="P13" svg:x1="5.93cm" svg:y1="21.708cm" svg:x2="10.74cm" svg:y2="19.009cm"><text:p/></draw:line><draw:line text:anchor-type="paragraph" draw:z-index="16" draw:name="Shape8" draw:style-name="gr9" draw:text-style-name="P13" svg:x1="16.672cm" svg:y1="25.254cm" svg:x2="15.111cm" svg:y2="19.532cm"><text:p/></draw:line><draw:line text:anchor-type="paragraph" draw:z-index="17" draw:name="Shape9" draw:style-name="gr9" draw:text-style-name="P13" svg:x1="13.286cm" svg:y1="19.532cm" svg:x2="12.254cm" svg:y2="21.709cm"><text:p/></draw:line><draw:line text:anchor-type="paragraph" draw:z-index="18" draw:name="Shape10" draw:style-name="gr9" draw:text-style-name="P13" svg:x1="22.52cm" svg:y1="19.584cm" svg:x2="23.711cm" svg:y2="25.253cm"><text:p/></draw:line><draw:frame text:anchor-type="paragraph" draw:z-index="19" draw:name="Shape11" draw:style-name="gr10" draw:text-style-name="P19" svg:width="0.477cm" svg:height="0.572cm" svg:x="13.418cm" svg:y="14.088cm"><draw:text-box><text:p><text:span text:style-name="T20">1</text:span></text:p></draw:text-box></draw:frame><draw:frame text:anchor-type="paragraph" draw:z-index="20" draw:name="Shape11" draw:style-name="gr10" draw:text-style-name="P19" svg:width="0.477cm" svg:height="0.572cm" svg:x="17.069cm" svg:y="17.528cm"><draw:text-box><text:p><text:span text:style-name="T20">2</text:span></text:p></draw:text-box></draw:frame><draw:frame text:anchor-type="paragraph" draw:z-index="21" draw:name="Shape11" draw:style-name="gr10" draw:text-style-name="P19" svg:width="0.477cm" svg:height="0.572cm" svg:x="21.038cm" svg:y="25.148cm"><draw:text-box><text:p><text:span text:style-name="T20">3</text:span></text:p></draw:text-box></draw:frame><draw:frame text:anchor-type="paragraph" draw:z-index="22" draw:name="Shape11" draw:style-name="gr10" draw:text-style-name="P19" svg:width="0.477cm" svg:height="0.572cm" svg:x="22.334cm" svg:y="28.603cm"><draw:text-box><text:p><text:span text:style-name="T20">4</text:span></text:p></draw:text-box></draw:frame><draw:frame text:anchor-type="paragraph" draw:z-index="23" draw:name="Shape11" draw:style-name="gr10" draw:text-style-name="P19" svg:width="0.477cm" svg:height="0.572cm" svg:x="8.708cm" svg:y="23.322cm"><draw:text-box><text:p><text:span text:style-name="T20">3</text:span></text:p></draw:text-box></draw:frame><draw:frame text:anchor-type="paragraph" draw:z-index="24" draw:name="Shape11" draw:style-name="gr10" draw:text-style-name="P19" svg:width="0.477cm" svg:height="0.572cm" svg:x="11.777cm" svg:y="20.147cm"><draw:text-box><text:p><text:span text:style-name="T20">4</text:span></text:p></draw:text-box></draw:frame>State Diagram for Module persistentSelection</text:p>
      <text:p text:style-name="P1"/>
      <text:p text:style-name="P5">Notation</text:p>
      <text:p text:style-name="P1"/>
      <text:p text:style-name="P11"><text:span text:style-name="T17">•</text:span><text:span text:style-name="T5"> <text:s/>$w</text:span><text:span text:style-name="T4"> is a text or entryPlus window on which </text:span><text:span text:style-name="T5">&lt;&lt;Selection&gt;&gt;</text:span><text:span text:style-name="T4"> events are bound to the handler </text:span><text:span text:style-name="T6">::persistentSelection::re</text:span><text:span text:style-name="T7">port</text:span><text:span text:style-name="T10">.</text:span></text:p>
      <text:p text:style-name="P3"><text:span text:style-name="T17">•</text:span><text:span text:style-name="T1"> <text:s/></text:span>The diagram shows the different states of the system, with respect to ownership of the PRIMARY selection, and the contents of the <text:span text:style-name="T1">sel</text:span> tag of <text:span text:style-name="T1">$w</text:span>.</text:p>
      <text:p text:style-name="P3"><text:span text:style-name="T17">•</text:span><text:span text:style-name="T1"> <text:s/></text:span>Other elements of the system state, and <text:span text:style-name="T1">&lt;&lt;Selection&gt;&gt;</text:span> events on windows other than <text:span text:style-name="T1">$w</text:span>, are not represented here.</text:p>
      <text:p text:style-name="P1"/>
      <text:p text:style-name="P6">KEY to states</text:p>
      <text:p text:style-name="P7"/>
      <text:p text:style-name="P1"><text:span text:style-name="T2">a</text:span>. States in which <text:span text:style-name="T1">$w</text:span> owns the PRIMARY selection are in the top row.</text:p>
      <text:p text:style-name="P2"><text:span text:style-name="T2">b</text:span>. States in which <text:span text:style-name="T1">PS </text:span><text:span text:style-name="T16">(</text:span>the "persistent store"<text:span text:style-name="T15">)</text:span> owns the PRIMARY selection are in the <text:span text:style-name="T15">bottom</text:span> row.</text:p>
      <text:p text:style-name="P2"><text:span text:style-name="T2">c</text:span>. States in which <text:span text:style-name="T1">other</text:span> (another window in this process, or another process) owns the PRIMARY selection are in the <text:span text:style-name="T15">middle</text:span> row.</text:p>
      <text:p text:style-name="P1"><text:span text:style-name="T2">d</text:span>. States in which the <text:span text:style-name="T1">sel</text:span> tag of <text:span text:style-name="T1">$w</text:span> is non-empty are <text:span text:style-name="T15">shaded</text:span>.</text:p>
      <text:p text:style-name="P1"><text:span text:style-name="T2">e</text:span>. The states labeled "<text:span text:style-name="T1">PS</text:span> owns ..." could be merged with the corresponding states "<text:span text:style-name="T1">other</text:span> owns ...", but when debugging <text:span text:style-name="T3">persistentSelection</text:span> it is convenient to <text:span text:style-name="T15">consider</text:span> these states separate<text:span text:style-name="T15">ly</text:span>.</text:p>
      <text:p text:style-name="P9"/>
      <text:p text:style-name="P9"><text:span text:style-name="T12">KEY to event numbers </text:span><text:span text:style-name="T13">and edges</text:span></text:p>
      <text:p text:style-name="P12"/>
      <text:p text:style-name="P8"><text:span text:style-name="T12">1</text:span><text:span text:style-name="T11">.</text:span> sel in $w changes from non-empty string <text:span text:style-name="T14">to a different non-empty string</text:span></text:p>
      <text:p text:style-name="P8"><text:span text:style-name="T12">2</text:span><text:span text:style-name="T11">.</text:span> sel in $w changes from non-empty string <text:span text:style-name="T14">to empty string</text:span></text:p>
      <text:p text:style-name="P8"><text:span text:style-name="T12">3</text:span><text:span text:style-name="T11">.</text:span> sel in $w changes from empty string to <text:span text:style-name="T14">non-empty string</text:span></text:p>
      <text:p text:style-name="P8"><text:span text:style-name="T12">4</text:span>. “other” widget claims the PRIMARY <text:span text:style-name="T14">selection</text:span></text:p>
      <text:p text:style-name="P2">Solid edges represent <text:span text:style-name="T1">&lt;&lt;Selection&gt;&gt;</text:span> events on window <text:span text:style-name="T1">$w</text:span>. <text:s/>No such events occur for dashed edges.</text:p>
      <text:p text:style-name="P10"><text:s/></text:p>
      <text:p text:style-name="P9"><draw:frame text:anchor-type="paragraph" draw:z-index="7" draw:name="Shape3" draw:style-name="gr4" draw:text-style-name="P18" svg:width="4.34cm" svg:height="1.712cm" svg:x="-1.584cm" svg:y="0.316cm"><draw:text-box><text:p text:style-name="P17"><text:span text:style-name="T19">Row indicates the </text:span><text:span text:style-name="T19">owner of the</text:span></text:p><text:p text:style-name="P17"><text:span text:style-name="T19">PRIMARY selecti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Custom_20_Dashed" draw:display-name="Custom Dashed" draw:style="rect" draw:dots1="1" draw:dots1-length="0.2cm" draw:dots2="1" draw:dots2-length="0.2cm" draw:distance="0.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Nash</meta:initial-creator>
    <meta:creation-date>2018-01-15T14:37:43.896908938</meta:creation-date>
    <dc:date>2018-01-27T16:41:28.762202779</dc:date>
    <dc:creator>Keith Nash</dc:creator>
    <meta:editing-duration>PT41M27S</meta:editing-duration>
    <meta:editing-cycles>12</meta:editing-cycles>
    <meta:generator>LibreOffice/5.1.6.2.0$Linux_X86_64 LibreOffice_project/10$Build-2</meta:generator>
    <meta:document-statistic meta:table-count="0" meta:image-count="0" meta:object-count="0" meta:page-count="1" meta:paragraph-count="18" meta:word-count="231" meta:character-count="1355" meta:non-whitespace-character-count="1136"/>
  </office:meta>
</office:document-meta>
</file>